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677a7f"/>
    </style:style>
    <style:style style:name="P3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able_20_Contents">
      <style:paragraph-properties fo:margin-left="0.053cm" fo:margin-right="0cm" fo:margin-top="0cm" fo:margin-bottom="0cm" style:contextual-spacing="false" fo:line-height="120%" fo:text-align="justify" style:justify-single-word="false" fo:text-indent="0cm" style:auto-text-indent="false" style:writing-mode="lr-tb"/>
    </style:style>
    <style:style style:name="P6" style:family="paragraph" style:parent-style-name="Text_20_body">
      <style:paragraph-properties fo:margin-left="0.476cm" fo:margin-right="0cm" fo:margin-top="0cm" fo:margin-bottom="0cm" style:contextual-spacing="false" fo:line-height="138%" fo:text-align="center" style:justify-single-word="false" fo:text-indent="0cm" style:auto-text-indent="false" style:writing-mode="lr-tb"/>
    </style:style>
    <style:style style:name="P7" style:family="paragraph" style:parent-style-name="Text_20_body">
      <style:paragraph-properties fo:margin-left="0.476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92612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c3d7c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7dd5e7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81a1c3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fo:font-style="italic"/>
    </style:style>
    <style:style style:name="T13" style:family="text">
      <style:text-properties officeooo:rsid="007fa6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yecto </text:span><text:span text:style-name="T3">8</text:span><text:span text:style-name="T1">.</text:span><text:span text:style-name="T5">3.</text:span><text:span text:style-name="T6">3</text:span><text:span text:style-name="T2">.</text:span><text:span text:style-name="T1"> </text:span><text:span text:style-name="T6">¿A qué distancia está el borde?</text:span></text:p>
      <text:p text:style-name="P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2-18T15:00:23.835000000</dc:date>
    <meta:editing-duration>PT5H41M39S</meta:editing-duration>
    <meta:editing-cycles>98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" meta:word-count="8" meta:character-count="47" meta:non-whitespace-character-count="40"/>
  </office:meta>
</office:document-meta>
</file>